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6a3e3e"/>
    </style:style>
    <style:style style:name="T5" style:family="text">
      <style:text-properties fo:color="#2a00ff"/>
    </style:style>
    <style:style style:name="T6" style:family="text">
      <style:text-properties fo:color="#0000c0"/>
    </style:style>
    <style:style style:name="T7" style:family="text">
      <style:text-properties fo:color="#0000c0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</text:span><text:span text:style-name="T2"> </text:span><text:span text:style-name="T1">class</text:span><text:span text:style-name="T2"> ClientedeTeste {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 </text:span><text:span text:style-name="T4">args</text:span><text:span text:style-name="T2">[]) {</text:span></text:p>
      <text:p text:style-name="P1"><text:span text:style-name="T2"><text:tab/><text:tab/>EmpregadoImpl </text:span><text:span text:style-name="T4">empregado</text:span><text:span text:style-name="T2"> = </text:span><text:span text:style-name="T1">new</text:span><text:span text:style-name="T2"> EmpregadoImpl();</text:span></text:p>
      <text:p text:style-name="P1"><text:span text:style-name="T2"><text:tab/><text:tab/></text:span><text:span text:style-name="T4">empregado</text:span><text:span text:style-name="T2">.setNomeCompleto(</text:span><text:span text:style-name="T5">"Getúlio Vargas"</text:span><text:span text:style-name="T2">);</text:span></text:p>
      <text:p text:style-name="P1"><text:span text:style-name="T2"><text:tab/><text:tab/>Funcionario </text:span><text:span text:style-name="T4">funcionario</text:span><text:span text:style-name="T2"> = </text:span><text:span text:style-name="T1">new</text:span><text:span text:style-name="T2"> FuncionarioImpl2(</text:span><text:span text:style-name="T4">empregado</text:span><text:span text:style-name="T2">);</text:span></text:p>
      <text:p text:style-name="P1"><text:span text:style-name="T2"><text:tab/><text:tab/>System.</text:span><text:span text:style-name="T7">out</text:span><text:span text:style-name="T2">.println(</text:span><text:span text:style-name="T5">"Nome completo: "</text:span><text:span text:style-name="T2"> + </text:span><text:span text:style-name="T4">empregado</text:span><text:span text:style-name="T2">.getNomeCompleto());</text:span></text:p>
      <text:p text:style-name="P1"><text:span text:style-name="T2"><text:tab/><text:tab/>System.</text:span><text:span text:style-name="T7">out</text:span><text:span text:style-name="T2">.println(</text:span><text:span text:style-name="T5">""</text:span><text:span text:style-name="T2">);</text:span></text:p>
      <text:p text:style-name="P1"><text:span text:style-name="T2"><text:tab/><text:tab/>System.</text:span><text:span text:style-name="T7">out</text:span><text:span text:style-name="T2">.println(</text:span><text:span text:style-name="T5">"Primeiro nome: "</text:span><text:span text:style-name="T2"> + </text:span><text:span text:style-name="T4">funcionario</text:span><text:span text:style-name="T2">.getPrimeiroNome());</text:span></text:p>
      <text:p text:style-name="P1"><text:span text:style-name="T2"><text:tab/><text:tab/>System.</text:span><text:span text:style-name="T7">out</text:span><text:span text:style-name="T2">.println(</text:span><text:span text:style-name="T5">"Sobrenome ...: "</text:span><text:span text:style-name="T2"> + </text:span><text:span text:style-name="T4">funcionario</text:span><text:span text:style-name="T2">.getSobrenome());</text:span></text:p>
      <text:p text:style-name="P2"><text:tab/>}</text:p>
      <text:p text:style-name="P3"><text:span text:style-name="T3">}</text:span></text:p>
      <text:p text:style-name="P3"><text:span text:style-name="T3"/></text:p>
      <text:p text:style-name="P3"><text:span text:style-name="T3"/></text:p>
      <text:p text:style-name="P1"><text:span text:style-name="T1">public</text:span><text:span text:style-name="T2"> </text:span><text:span text:style-name="T1">interface</text:span><text:span text:style-name="T2"> Empregado {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setNomeCompleto(String </text:span><text:span text:style-name="T4">n</text:span><text:span text:style-name="T2">);</text:span></text:p>
      <text:p text:style-name="P1"><text:span text:style-name="T2"><text:tab/></text:span><text:span text:style-name="T1">public</text:span><text:span text:style-name="T2"> String getNomeCompleto();</text:span></text:p>
      <text:p text:style-name="P3"><text:span text:style-name="T3">}</text:span></text:p>
      <text:p text:style-name="P3"><text:span text:style-name="T3"/></text:p>
      <text:p text:style-name="P3"><text:span text:style-name="T3"/></text:p>
      <text:p text:style-name="P1"><text:span text:style-name="T1">public</text:span><text:span text:style-name="T2"> </text:span><text:span text:style-name="T1">class</text:span><text:span text:style-name="T2"> EmpregadoImpl </text:span><text:span text:style-name="T1">implements</text:span><text:span text:style-name="T2"> Empregado {</text:span></text:p>
      <text:p text:style-name="P1"><text:span text:style-name="T2"><text:tab/></text:span><text:span text:style-name="T1">private</text:span><text:span text:style-name="T2"> String </text:span><text:span text:style-name="T6">nomeCompleto</text:span><text:span text:style-name="T2">;</text:span></text:p>
      <text:p text:style-name="P1"/>
      <text:p text:style-name="P1"><text:span text:style-name="T2"><text:tab/></text:span><text:span text:style-name="T1">public</text:span><text:span text:style-name="T2"> </text:span><text:span text:style-name="T1">void</text:span><text:span text:style-name="T2"> setNomeCompleto(String </text:span><text:span text:style-name="T4">n</text:span><text:span text:style-name="T2">) {</text:span></text:p>
      <text:p text:style-name="P1"><text:span text:style-name="T2"><text:tab/><text:tab/></text:span><text:span text:style-name="T6">nomeCompleto</text:span><text:span text:style-name="T2"> = </text:span><text:span text:style-name="T4">n</text:span><text:span text:style-name="T2">;</text:span></text:p>
      <text:p text:style-name="P2"><text:tab/>}</text:p>
      <text:p text:style-name="P1"/>
      <text:p text:style-name="P1"><text:span text:style-name="T2"><text:tab/></text:span><text:span text:style-name="T1">public</text:span><text:span text:style-name="T2"> String getNomeCompleto() {</text:span></text:p>
      <text:p text:style-name="P1"><text:span text:style-name="T2"><text:tab/><text:tab/></text:span><text:span text:style-name="T1">return</text:span><text:span text:style-name="T2"> </text:span><text:span text:style-name="T6">nomeCompleto</text:span><text:span text:style-name="T2">;</text:span></text:p>
      <text:p text:style-name="P2"><text:tab/>}</text:p>
      <text:p text:style-name="P3"><text:span text:style-name="T3">}</text:span></text:p>
      <text:p text:style-name="P3"><text:span text:style-name="T3"/></text:p>
      <text:p text:style-name="P3"><text:span text:style-name="T3"/></text:p>
      <text:p text:style-name="P1"><text:span text:style-name="T1">public</text:span><text:span text:style-name="T2"> </text:span><text:span text:style-name="T1">interface</text:span><text:span text:style-name="T2"> Funcionario {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setPrimeiroNome(String </text:span><text:span text:style-name="T4">p</text:span><text:span text:style-name="T2">);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setSobrenome(String </text:span><text:span text:style-name="T4">s</text:span><text:span text:style-name="T2">);</text:span></text:p>
      <text:p text:style-name="P1"><text:span text:style-name="T2"><text:tab/></text:span><text:span text:style-name="T1">public</text:span><text:span text:style-name="T2"> String getPrimeiroNome();</text:span></text:p>
      <text:p text:style-name="P1"><text:span text:style-name="T2"><text:tab/></text:span><text:span text:style-name="T1">public</text:span><text:span text:style-name="T2"> String getSobrenome();</text:span></text:p>
      <text:p text:style-name="P3"><text:span text:style-name="T3">}</text:span></text:p>
      <text:p text:style-name="P3"><text:span text:style-name="T3"/></text:p>
      <text:p text:style-name="P3"><text:span text:style-name="T3"/></text:p>
      <text:p text:style-name="P1"><text:span text:style-name="T1">public</text:span><text:span text:style-name="T2"> </text:span><text:span text:style-name="T1">class</text:span><text:span text:style-name="T2"> FuncionarioImpl </text:span><text:span text:style-name="T1">implements</text:span><text:span text:style-name="T2"> Funcionario {</text:span></text:p>
      <text:p text:style-name="P1"><text:span text:style-name="T2"><text:tab/></text:span><text:span text:style-name="T1">private</text:span><text:span text:style-name="T2"> String </text:span><text:span text:style-name="T6">primeiroNome</text:span><text:span text:style-name="T2">;</text:span></text:p>
      <text:p text:style-name="P1"><text:span text:style-name="T2"><text:tab/></text:span><text:span text:style-name="T1">private</text:span><text:span text:style-name="T2"> String </text:span><text:span text:style-name="T6">sobreNome</text:span><text:span text:style-name="T2">;</text:span></text:p>
      <text:p text:style-name="P1"/>
      <text:p text:style-name="P1"><text:span text:style-name="T2"><text:tab/></text:span><text:span text:style-name="T1">public</text:span><text:span text:style-name="T2"> </text:span><text:span text:style-name="T1">void</text:span><text:span text:style-name="T2"> setPrimeiroNome(String </text:span><text:span text:style-name="T4">p</text:span><text:span text:style-name="T2">) {</text:span></text:p>
      <text:p text:style-name="P1"><text:span text:style-name="T2"><text:tab/><text:tab/></text:span><text:span text:style-name="T1">this</text:span><text:span text:style-name="T2">.</text:span><text:span text:style-name="T6">primeiroNome</text:span><text:span text:style-name="T2"> = </text:span><text:span text:style-name="T4">p</text:span><text:span text:style-name="T2">;</text:span></text:p>
      <text:p text:style-name="P2"><text:tab/>}</text:p>
      <text:p text:style-name="P1"/>
      <text:p text:style-name="P1"><text:span text:style-name="T2"><text:tab/></text:span><text:span text:style-name="T1">public</text:span><text:span text:style-name="T2"> </text:span><text:span text:style-name="T1">void</text:span><text:span text:style-name="T2"> setSobrenome(String </text:span><text:span text:style-name="T4">s</text:span><text:span text:style-name="T2">) {</text:span></text:p>
      <text:p text:style-name="P1"><text:span text:style-name="T2"><text:tab/><text:tab/></text:span><text:span text:style-name="T1">this</text:span><text:span text:style-name="T2">.</text:span><text:span text:style-name="T6">sobreNome</text:span><text:span text:style-name="T2"> = </text:span><text:span text:style-name="T4">s</text:span><text:span text:style-name="T2">;</text:span></text:p>
      <text:p text:style-name="P2"><text:tab/>}</text:p>
      <text:p text:style-name="P1"/>
      <text:p text:style-name="P1"><text:span text:style-name="T2"><text:tab/></text:span><text:span text:style-name="T1">public</text:span><text:span text:style-name="T2"> String getPrimeiroNome() {</text:span></text:p>
      <text:p text:style-name="P1"><text:span text:style-name="T2"><text:tab/><text:tab/></text:span><text:span text:style-name="T1">return</text:span><text:span text:style-name="T2"> </text:span><text:span text:style-name="T6">primeiroNome</text:span><text:span text:style-name="T2">;</text:span></text:p>
      <text:p text:style-name="P2"><text:tab/>}</text:p>
      <text:p text:style-name="P1"/>
      <text:p text:style-name="P1"><text:span text:style-name="T2"><text:tab/></text:span><text:span text:style-name="T1">public</text:span><text:span text:style-name="T2"> String getSobrenome() {</text:span></text:p>
      <text:p text:style-name="P1"><text:span text:style-name="T2"><text:tab/><text:tab/></text:span><text:span text:style-name="T1">return</text:span><text:span text:style-name="T2"> </text:span><text:span text:style-name="T6">sobreNome</text:span><text:span text:style-name="T2">;</text:span></text:p>
      <text:p text:style-name="P2"><text:tab/>}</text:p>
      <text:p text:style-name="P1"/>
      <text:p text:style-name="P2">}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1"><text:span text:style-name="T1">public</text:span><text:span text:style-name="T2"> </text:span><text:span text:style-name="T1">class</text:span><text:span text:style-name="T2"> FuncionarioImpl2 </text:span><text:span text:style-name="T1">implements</text:span><text:span text:style-name="T2"> Funcionario {</text:span></text:p>
      <text:p text:style-name="P1"><text:span text:style-name="T2"><text:tab/>EmpregadoImpl </text:span><text:span text:style-name="T6">empregado</text:span><text:span text:style-name="T2">;</text:span></text:p>
      <text:p text:style-name="P1"><text:span text:style-name="T2"><text:tab/>String </text:span><text:span text:style-name="T6">primeiroNome</text:span><text:span text:style-name="T2">;</text:span></text:p>
      <text:p text:style-name="P1"><text:span text:style-name="T2"><text:tab/>String </text:span><text:span text:style-name="T6">sobrenome</text:span><text:span text:style-name="T2">;</text:span></text:p>
      <text:p text:style-name="P1"/>
      <text:p text:style-name="P1"><text:span text:style-name="T2"><text:tab/></text:span><text:span text:style-name="T1">public</text:span><text:span text:style-name="T2"> FuncionarioImpl2(EmpregadoImpl </text:span><text:span text:style-name="T4">a</text:span><text:span text:style-name="T2">) {</text:span></text:p>
      <text:p text:style-name="P1"><text:span text:style-name="T2"><text:tab/><text:tab/></text:span><text:span text:style-name="T6">empregado</text:span><text:span text:style-name="T2"> = </text:span><text:span text:style-name="T4">a</text:span><text:span text:style-name="T2">;</text:span></text:p>
      <text:p text:style-name="P1"><text:span text:style-name="T2"><text:tab/><text:tab/></text:span><text:span text:style-name="T6">primeiroNome</text:span><text:span text:style-name="T2"> = </text:span><text:span text:style-name="T6">empregado</text:span><text:span text:style-name="T2">.getNomeCompleto().split(</text:span><text:span text:style-name="T5">" "</text:span><text:span text:style-name="T2">)[0];</text:span></text:p>
      <text:p text:style-name="P1"><text:span text:style-name="T2"><text:tab/><text:tab/></text:span><text:span text:style-name="T6">sobrenome</text:span><text:span text:style-name="T2"> = </text:span><text:span text:style-name="T6">empregado</text:span><text:span text:style-name="T2">.getNomeCompleto().split(</text:span><text:span text:style-name="T5">" "</text:span><text:span text:style-name="T2">)[1];</text:span></text:p>
      <text:p text:style-name="P2"><text:tab/>}</text:p>
      <text:p text:style-name="P1"/>
      <text:p text:style-name="P1"><text:span text:style-name="T2"><text:tab/></text:span><text:span text:style-name="T1">public</text:span><text:span text:style-name="T2"> String getPrimeiroNome() {</text:span></text:p>
      <text:p text:style-name="P1"><text:span text:style-name="T2"><text:tab/><text:tab/></text:span><text:span text:style-name="T1">return</text:span><text:span text:style-name="T2"> </text:span><text:span text:style-name="T6">primeiroNome</text:span><text:span text:style-name="T2">;</text:span></text:p>
      <text:p text:style-name="P2"><text:tab/>}</text:p>
      <text:p text:style-name="P1"/>
      <text:p text:style-name="P1"><text:span text:style-name="T2"><text:tab/></text:span><text:span text:style-name="T1">public</text:span><text:span text:style-name="T2"> String getSobrenome() {</text:span></text:p>
      <text:p text:style-name="P1"><text:span text:style-name="T2"><text:tab/><text:tab/></text:span><text:span text:style-name="T1">return</text:span><text:span text:style-name="T2"> </text:span><text:span text:style-name="T6">sobrenome</text:span><text:span text:style-name="T2">;</text:span></text:p>
      <text:p text:style-name="P2"><text:tab/>}</text:p>
      <text:p text:style-name="P1"/>
      <text:p text:style-name="P1"><text:span text:style-name="T2"><text:tab/></text:span><text:span text:style-name="T1">public</text:span><text:span text:style-name="T2"> </text:span><text:span text:style-name="T1">void</text:span><text:span text:style-name="T2"> setPrimeiroNome(String </text:span><text:span text:style-name="T4">p</text:span><text:span text:style-name="T2">) {</text:span></text:p>
      <text:p text:style-name="P1"><text:span text:style-name="T2"><text:tab/><text:tab/></text:span><text:span text:style-name="T6">primeiroNome</text:span><text:span text:style-name="T2"> = </text:span><text:span text:style-name="T4">p</text:span><text:span text:style-name="T2">;</text:span></text:p>
      <text:p text:style-name="P1"/>
      <text:p text:style-name="P2"><text:tab/>}</text:p>
      <text:p text:style-name="P1"/>
      <text:p text:style-name="P1"><text:span text:style-name="T2"><text:tab/></text:span><text:span text:style-name="T1">public</text:span><text:span text:style-name="T2"> </text:span><text:span text:style-name="T1">void</text:span><text:span text:style-name="T2"> setSobrenome(String </text:span><text:span text:style-name="T4">s</text:span><text:span text:style-name="T2">) {</text:span></text:p>
      <text:p text:style-name="P1"><text:span text:style-name="T2"><text:tab/><text:tab/></text:span><text:span text:style-name="T6">sobrenome</text:span><text:span text:style-name="T2"> = </text:span><text:span text:style-name="T4">s</text:span><text:span text:style-name="T2">;</text:span></text:p>
      <text:p text:style-name="P1"/>
      <text:p text:style-name="P2"><text:tab/>}</text:p>
      <text:p text:style-name="P3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Carlos da Rocha Gomes Francisco</meta:initial-creator>
    <meta:creation-date>2017-03-28T21:12:58.70</meta:creation-date>
    <dc:date>2017-03-28T21:15:57.95</dc:date>
    <dc:creator>Francisco Carlos da Rocha Gomes Francisco</dc:creator>
    <meta:editing-duration>PT2M57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2" meta:paragraph-count="68" meta:word-count="203" meta:character-count="1797"/>
  </office:meta>
</office:document-meta>
</file>